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2EF31D9195E5064A9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Arabic Kufi" svg:font-family="'Droid Arabic Kufi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e7f00" draw:fill-color="#000000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svg:stroke-color="#fe7f00" draw:fill-color="#000000" draw:textarea-horizontal-align="justify" draw:textarea-vertical-align="middle" draw:auto-grow-height="false" fo:min-height="1.384cm" fo:min-width="1.15cm"/>
    </style:style>
    <style:style style:name="gr3" style:family="graphic" style:parent-style-name="standard">
      <style:graphic-properties svg:stroke-color="#fe7f00" draw:fill-color="#000000" draw:textarea-horizontal-align="justify" draw:textarea-vertical-align="middle" draw:auto-grow-height="false" fo:min-height="0.05cm" fo:min-width="6.2cm"/>
    </style:style>
    <style:style style:name="gr4" style:family="graphic" style:parent-style-name="standard">
      <style:graphic-properties svg:stroke-color="#fe7f00" draw:fill-color="#000000" draw:textarea-horizontal-align="justify" draw:textarea-vertical-align="middle" draw:auto-grow-height="false" fo:min-height="3.35cm" fo:min-width="0.5cm"/>
    </style:style>
    <style:style style:name="gr5" style:family="graphic" style:parent-style-name="standard">
      <style:graphic-properties svg:stroke-color="#fe7f00" draw:fill-color="#000000" draw:textarea-horizontal-align="justify" draw:textarea-vertical-align="middle" draw:auto-grow-height="false" fo:min-height="4.45cm" fo:min-width="1.8cm"/>
    </style:style>
    <style:style style:name="gr6" style:family="graphic" style:parent-style-name="standard">
      <style:graphic-properties svg:stroke-color="#fe7f00" draw:fill-color="#000000" draw:textarea-horizontal-align="justify" draw:textarea-vertical-align="middle" draw:auto-grow-height="false" fo:min-height="0.95cm" fo:min-width="8cm"/>
    </style:style>
    <style:style style:name="gr7" style:family="graphic" style:parent-style-name="standard">
      <style:graphic-properties svg:stroke-color="#fe7f00" draw:fill-color="#000000" draw:textarea-horizontal-align="justify" draw:textarea-vertical-align="middle" draw:auto-grow-height="false" fo:min-height="1.73cm" fo:min-width="0.562cm"/>
    </style:style>
    <style:style style:name="gr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654cm" fo:min-width="5.903cm"/>
    </style:style>
    <style:style style:name="gr9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1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1cm" fo:min-width="0.253cm"/>
    </style:style>
    <style:style style:name="gr1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3.29cm" fo:min-width="1.233cm"/>
    </style:style>
    <style:style style:name="gr1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2cm" fo:min-width="0.253cm"/>
    </style:style>
    <style:style style:name="gr1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243cm" fo:min-width="0.299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8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9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2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899cm" fo:min-width="0cm"/>
    </style:style>
    <style:style style:name="gr2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6cm" fo:min-width="0.299cm"/>
    </style:style>
    <style:style style:name="gr2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31cm" fo:min-width="0.29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072cm" fo:min-width="2.034cm" fo:padding-top="0.165cm" fo:padding-bottom="0.165cm" fo:padding-left="0.29cm" fo:padding-right="0.29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.924cm"/>
      <style:paragraph-properties style:writing-mode="lr-tb"/>
    </style:style>
    <style:style style:name="gr2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4cm" fo:min-width="0.253cm"/>
    </style:style>
    <style:style style:name="gr26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59cm" fo:min-width="0.299cm"/>
    </style:style>
    <style:style style:name="gr27" style:family="graphic" style:parent-style-name="standard">
      <style:graphic-properties svg:stroke-color="#ff7900" draw:fill-color="#000000" draw:textarea-horizontal-align="justify" draw:textarea-vertical-align="middle" draw:auto-grow-height="false" fo:min-height="1.05cm" fo:min-width="0.55cm"/>
    </style:style>
    <style:style style:name="gr28" style:family="graphic">
      <style:graphic-properties draw:stroke="none" svg:stroke-width="0.053cm" svg:stroke-color="#ffffff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201" draw:fill-image-width="0cm" draw:fill-image-height="0cm" style:repeat="repeat" draw:textarea-horizontal-align="center" draw:textarea-vertical-align="middle" draw:auto-grow-height="false" draw:fit-to-size="false" style:shrink-to-fit="false" fo:min-height="4.065cm" fo:min-width="10.233cm" fo:padding-top="0.143cm" fo:padding-bottom="0.143cm" fo:padding-left="0.263cm" fo:padding-right="0.263cm" fo:wrap-option="wrap" draw:shadow="hidden" draw:shadow-offset-x="-0.212cm" draw:shadow-offset-y="0.212cm" draw:shadow-color="#1c1c1c" draw:shadow-opacity="10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cm" fo:min-width="6.373cm"/>
      <style:paragraph-properties style:writing-mode="lr-tb"/>
    </style:style>
    <style:style style:name="gr30" style:family="graphic" style:parent-style-name="standard">
      <style:graphic-properties draw:stroke="none" draw:fill="none" fo:min-height="16.06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ikhan"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gradient" draw:fill-color="#000000" draw:fill-gradient-name="Gradient_20_20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" style:family="text">
      <style:text-properties style:font-name="Likhan" fo:font-size="80pt" style:font-size-asian="80pt" style:font-size-complex="8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font-name="DejaVu Sans Mono1" fo:font-size="60pt" style:font-size-asian="60pt" style:font-size-complex="60pt"/>
    </style:style>
    <style:style style:name="T4" style:family="text">
      <style:text-properties fo:color="#c9211e" loext:opacity="100%" style:font-name="Droid Arabic Kufi" fo:font-size="120pt" fo:font-weight="bold" fo:background-color="#ffff00" style:font-size-asian="120pt" style:font-weight-asian="bold" style:font-name-complex="Droid Arabic Kufi" style:font-size-complex="120pt" style:font-weight-complex="bold"/>
    </style:style>
    <style:style style:name="T5" style:family="text">
      <style:text-properties fo:color="#3465a4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6" style:family="text">
      <style:text-properties fo:color="#cccccc" loext:opacity="100%" style:font-name="Droid Arabic Kufi" fo:font-size="120pt" fo:font-weight="bold" fo:background-color="#77bc65" style:font-size-asian="120pt" style:font-weight-asian="bold" style:font-name-complex="Droid Arabic Kufi" style:font-size-complex="120pt" style:font-weight-complex="bold"/>
    </style:style>
    <style:style style:name="T7" style:family="text">
      <style:text-properties style:font-name="Droid Arabic Kufi" fo:font-size="120pt" fo:font-weight="bold" fo:background-color="#ff0000" style:font-size-asian="120pt" style:font-weight-asian="bold" style:font-name-complex="Droid Arabic Kufi" style:font-size-complex="120pt" style:font-weight-complex="bold"/>
    </style:style>
    <style:style style:name="T8" style:family="text">
      <style:text-properties fo:color="#ffd7d7" loext:opacity="100%" style:font-name="Droid Arabic Kufi" fo:font-size="120pt" fo:font-weight="bold" fo:background-color="#b85c00" style:font-size-asian="120pt" style:font-weight-asian="bold" style:font-name-complex="Droid Arabic Kufi" style:font-size-complex="120pt" style:font-weight-complex="bold"/>
    </style:style>
    <style:style style:name="T9" style:family="text">
      <style:text-properties fo:color="#ff5429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0" style:family="text">
      <style:text-properties fo:color="#000000" loext:opacity="100%" style:font-name="Droid Arabic Kufi" fo:font-size="120pt" fo:font-weight="bold" fo:background-color="#cccccc" style:font-size-asian="120pt" style:font-weight-asian="bold" style:font-name-complex="Droid Arabic Kuf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4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4.9cm" draw:transform="rotate (0.637394242828329) translate (0.9cm 6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7cm" svg:height="0.3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58964588271644) translate (9.901cm 15.5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33988926675605) translate (6.267cm 14.77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4.7cm" svg:x="5.3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-0.82484260449252) translate (6.244cm 13.3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0.451691210416132) translate (3.6cm 16.2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cm" svg:height="1.2cm" svg:x="6.2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2.8cm" svg:x="14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10.981cm 5.0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047cm" svg:height="0.226cm" draw:transform="rotate (-0.168249739892254) translate (15.438cm 10.1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0.000698131700797688) rotate (-0.194953277447767) translate (13.927cm 16.9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14) rotate (0.451691210416132) translate (12.839cm 14.8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13.033cm 20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0.000698131700797688) rotate (-0.194953277447767) translate (11.761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7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0.685cm 20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486cm" svg:height="3.692cm" draw:transform="skewX (-0.000349065850398824) rotate (-0.473856891916461) translate (15.288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11.049cm 16.89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22689280275927) rotate (0.451691210416132) translate (10.493cm 14.72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9.989cm 20.585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-0.00139626340159551) rotate (-0.194953277447767) translate (13.215cm 16.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rotate (0.000349065850398866) translate (12.738cm 14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2.189cm 20.29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47cm" svg:height="0.226cm" draw:transform="rotate (-0.0956440430092898) translate (7.322cm 9.093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1" draw:layer="layout" svg:width="2.938cm" svg:height="2.862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5.8cm 4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6.788cm 13.69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7.882cm 11.2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22689280275927) rotate (0.451691210416132) translate (6.232cm 11.5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257cm" svg:height="1.149cm" draw:transform="skewX (0.000872664625997168) rotate (-0.121300383013607) translate (12.1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4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7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8.633cm 2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7.745cm 14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7.745cm 17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7.434cm 20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11.068cm 1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12.616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629714794119554) translate (10.021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0.0279252680319093) translate (11.82cm 10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6cm" svg:height="3.3cm" svg:x="11.5cm" svg:y="4.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910.91363510136 29497.9703120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5" draw:layer="layout" svg:width="2.424cm" svg:height="4.095cm" svg:x="12cm" svg:y="4cm">
          <draw:text-box>
            <text:p text:style-name="P4"><text:span text:style-name="T1">?</text:span></text:p>
          </draw:text-box>
        </draw:frame>
      </draw:page>
      <draw:page draw:name="page5" draw:style-name="dp1" draw:master-page-name="Standard">
        <draw:custom-shape draw:style-name="gr9" draw:text-style-name="P1" draw:layer="layout" svg:width="2.938cm" svg:height="2.862cm" svg:x="2.7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925) rotate (0.456752665246916) translate (0.7cm 7.1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2.288cm 15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3.382cm 12.93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53cm" svg:height="2.714cm" draw:transform="skewX (0.0022689280275927) rotate (0.451691210416132) translate (1.732cm 13.2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6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9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4.133cm 22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3.245cm 16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3.245cm 19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2.934cm 22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6.568cm 12.88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8.116cm 15.3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0.20926497731412) translate (5.716cm 10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129cm" svg:height="1.188cm" draw:transform="rotate (0.0279252680319093) translate (7.3cm 12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1cm" svg:height="3.9cm" draw:transform="rotate (1.65317586748903) translate (6.273cm 12.8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sphalt 1" draw:style-name="gr28" draw:text-style-name="P7" draw:layer="layout" svg:width="10.758cm" svg:height="4.35cm" draw:transform="skewX (3.97895598415146E-017) rotate (0.2462659574564) translate (10.301cm 9.276cm)">
          <text:p text:style-name="P6"><text:span text:style-name="T2">Katyusha 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</draw:page>
      <draw:page draw:name="page6" draw:style-name="dp1" draw:master-page-name="Standard">
        <draw:custom-shape draw:style-name="gr9" draw:text-style-name="P1" draw:layer="layout" svg:width="2.938cm" svg:height="2.862cm" svg:x="15.7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-0.266511776779535) translate (17.471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2cm" draw:transform="skewX (-0.000698131700797771) rotate (-1.00635684669993) translate (8.289cm 12.7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9.982cm 11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22689280275927) rotate (0.451691210416132) translate (8.332cm 12.1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5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10.733cm 21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9.845cm 1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9.845cm 17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9.534cm 21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3cm" draw:transform="skewX (0.000698131700797656) rotate (-0.911934534167038) translate (13.932cm 11.9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-1.98374122781676) translate (16.798cm 13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154287105876298) translate (10.635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-1.36973439696515) translate (17.957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6.873cm" svg:height="3.1cm" svg:x="2.027cm" svg:y="9.8cm">
          <draw:text-box>
            <text:p text:style-name="P4"><text:span text:style-name="T3">0.2.x</text:span></text:p>
          </draw:text-box>
        </draw:frame>
        <draw:custom-shape draw:style-name="gr22" draw:text-style-name="P1" draw:layer="layout" svg:width="1.129cm" svg:height="1.385cm" draw:transform="rotate (-1.36973439696515) translate (5.957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frame draw:style-name="gr30" draw:text-style-name="P9" draw:layer="layout" svg:width="17cm" svg:height="16.313cm" svg:x="0.8cm" svg:y="12.9cm">
          <draw:text-box>
            <text:p><text:span text:style-name="T4">ک</text:span><text:span text:style-name="T5">ا</text:span><text:span text:style-name="T6">ت</text:span><text:span text:style-name="T7">ی</text:span><text:span text:style-name="T8">و</text:span><text:span text:style-name="T9">ش</text:span><text:span text:style-name="T10">ا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Arabic Kufi" svg:font-family="'Droid Arabic Kufi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97" draw:display-name="Gradient 197" draw:style="linear" draw:start-color="#455a64" draw:end-color="#b0bec5" draw:start-intensity="100%" draw:end-intensity="100%" draw:angle="0deg" draw:border="0%"/>
    <draw:gradient draw:name="Gradient_20_198" draw:display-name="Gradient 198" draw:style="linear" draw:start-color="#ff972f" draw:end-color="#b0bec5" draw:start-intensity="100%" draw:end-intensity="100%" draw:angle="0deg" draw:border="0%"/>
    <draw:gradient draw:name="Gradient_20_199" draw:display-name="Gradient 199" draw:style="linear" draw:start-color="#ff972f" draw:end-color="#ff972f" draw:start-intensity="100%" draw:end-intensity="100%" draw:angle="0deg" draw:border="0%"/>
    <draw:gradient draw:name="Gradient_20_200" draw:display-name="Gradient 200" draw:style="linear" draw:start-color="#ff972f" draw:end-color="#000000" draw:start-intensity="100%" draw:end-intensity="100%" draw:angle="0deg" draw:border="0%"/>
    <draw:gradient draw:name="Gradient_20_201" draw:display-name="Gradient 201" draw:style="linear" draw:start-color="#666666" draw:end-color="#000000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4T13:02:21.952801733</meta:creation-date>
    <dc:date>2023-03-13T01:05:56.795943246</dc:date>
    <meta:editing-duration>PT6H30M36S</meta:editing-duration>
    <meta:editing-cycles>22</meta:editing-cycles>
    <meta:generator>LibreOffice/7.3.7.2$Linux_X86_64 LibreOffice_project/30$Build-2</meta:generator>
    <meta:document-statistic meta:object-count="91"/>
  </office:meta>
</office:document-meta>
</file>